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jkljdlkfdlkfj;dkjfldsjflkjfldkjfkldjfkldjfkldsjlfkjdfjkdj</text:p>
          </table:table-cell>
          <table:table-cell table:number-columns-repeated="6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1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10:02.88</dc:date>
    <meta:editing-duration>PT26M35S</meta:editing-duration>
    <meta:editing-cycles>16</meta:editing-cycles>
    <meta:generator>OpenOffice.org/3.4$Win32 OpenOffice.org_project/340m1$Build-9590</meta:generator>
    <meta:document-statistic meta:table-count="3" meta:cell-count="29" meta:object-count="0"/>
  </office:meta>
</office:document-meta>
</file>